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d3ce" officeooo:paragraph-rsid="000ad3ce"/>
    </style:style>
    <style:style style:name="P2" style:family="paragraph" style:parent-style-name="Standard">
      <style:text-properties officeooo:paragraph-rsid="000ad3ce"/>
    </style:style>
    <style:style style:name="T1" style:family="text">
      <style:text-properties officeooo:rsid="000ad3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</text:p>
      <text:p text:style-name="P1"/>
      <text:p text:style-name="P2"><text:span text:style-name="T1">3. ¿Cuál de los siguientes fragmentos de código sería correcto para integrar código JavaScript en HTML?</text:span></text:p>
      <text:p text:style-name="P2"/>
      <text:p text:style-name="P2"/>
      <text:p text:style-name="P1">a) &lt;h1 onclick="&lt;script&gt; alert("Prueba de JavaScript");&lt;/script&gt;"&gt;</text:p>
      <text:p text:style-name="P1"/>
      <text:p text:style-name="P1">No es correcto</text:p>
      <text:p text:style-name="P1"/>
      <text:p text:style-name="P2">b) &lt;script type="text" src="/inc/mensaje.js"&gt;&lt;/script&gt;</text:p>
      <text:p text:style-name="P2"/>
      <text:p text:style-name="P1">Correcto</text:p>
      <text:p text:style-name="P2"/>
      <text:p text:style-name="P2">c) &lt;h1 src="/inc/mensaje.js&gt;</text:p>
      <text:p text:style-name="P2"/>
      <text:p text:style-name="P1">No correcto</text:p>
      <text:p text:style-name="P2"/>
      <text:p text:style-name="Text_20_body">d) Ninguna de las anteriore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21:23:38.761000000</meta:creation-date>
    <dc:date>2021-09-21T21:28:15.641000000</dc:date>
    <meta:editing-duration>PT4M37S</meta:editing-duration>
    <meta:editing-cycles>1</meta:editing-cycles>
    <meta:document-statistic meta:table-count="0" meta:image-count="0" meta:object-count="0" meta:page-count="1" meta:paragraph-count="9" meta:word-count="42" meta:character-count="324" meta:non-whitespace-character-count="290"/>
    <meta:generator>LibreOffice/7.0.2.2$Windows_X86_64 LibreOffice_project/8349ace3c3162073abd90d81fd06dcfb6b36b994</meta:generator>
  </office:meta>
</office:document-meta>
</file>